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ec6a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ec6a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ec6a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ec6a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ec6a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ec6a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ec6a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ec6a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ec6a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ec6a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ec6a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ec6a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ec6a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ec6a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ec6a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ec6a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ec6a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Alexandra Sofia Orta Garci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3/10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19603739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Douglas Wilfredo Orta Lòp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987515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18.757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76" meta:non-whitespace-character-count="1007"/>
    <meta:template xlink:type="simple" xlink:actuate="onRequest" xlink:title="Normal" xlink:href=""/>
  </office:meta>
</office:document-meta>
</file>